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5cm" fo:min-width="3.75cm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01cm" fo:min-width="2.751cm" fo:wrap-option="wrap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cm" fo:min-width="2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1.03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cm" fo:min-width="2.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812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8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1.75cm" svg:x="8.5cm" svg:y="10.5cm">
          <draw:text-box>
            <text:p text:style-name="P1">Lora transmissions </text:p>
          </draw:text-box>
        </draw:frame>
        <draw:line draw:style-name="gr2" draw:text-style-name="P3" draw:layer="layout" svg:x1="10cm" svg:y1="12.5cm" svg:x2="10cm" svg:y2="15cm">
          <text:p/>
        </draw:line>
        <draw:line draw:style-name="gr3" draw:text-style-name="P3" draw:layer="layout" svg:x1="12cm" svg:y1="15cm" svg:x2="12cm" svg:y2="12.5cm">
          <text:p/>
        </draw:line>
        <draw:line draw:style-name="gr3" draw:text-style-name="P3" draw:layer="layout" svg:x1="12cm" svg:y1="10.401cm" svg:x2="12cm" svg:y2="7.901cm">
          <text:p/>
        </draw:line>
        <draw:line draw:style-name="gr2" draw:text-style-name="P3" draw:layer="layout" svg:x1="10cm" svg:y1="8cm" svg:x2="10cm" svg:y2="10.5cm">
          <text:p/>
        </draw:line>
        <draw:custom-shape draw:style-name="gr4" draw:text-style-name="P4" draw:layer="layout" svg:width="4.25cm" svg:height="2.5cm" svg:x="9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25cm" svg:height="2cm" svg:x="9cm" svg:y="5.25cm">
          <draw:text-box>
            <text:p text:style-name="P5"><text:span text:style-name="T1">Raspberry Pi Pico</text:span></text:p>
            <text:p text:style-name="P5"><text:span text:style-name="T1">+</text:span></text:p>
            <text:p text:style-name="P5"><text:span text:style-name="T1">Lora tx/rx</text:span></text:p>
          </draw:text-box>
        </draw:frame>
        <draw:custom-shape draw:style-name="gr4" draw:text-style-name="P4" draw:layer="layout" svg:width="4.25cm" svg:height="2.5cm" svg:x="9cm" svg:y="15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25cm" svg:height="2cm" svg:x="9cm" svg:y="15.55cm">
          <draw:text-box>
            <text:p text:style-name="P5"><text:span text:style-name="T1">Raspberry Pi Pico</text:span></text:p>
            <text:p text:style-name="P5"><text:span text:style-name="T1">+</text:span></text:p>
            <text:p text:style-name="P5"><text:span text:style-name="T1">Lora tx/rx</text:span></text:p>
          </draw:text-box>
        </draw:frame>
        <draw:custom-shape draw:style-name="gr6" draw:text-style-name="P7" draw:layer="layout" svg:width="3.25cm" svg:height="1.75cm" svg:x="13.75cm" svg:y="9.25cm">
          <text:p text:style-name="P1"><text:span text:style-name="T2">See communications protocols</text:span></text:p>
          <draw:enhanced-geometry svg:viewBox="0 0 21600 21600" draw:glue-points="10800 0 0 10800 10800 21600 21600 10800 ?f40 ?f41" draw:text-areas="0 0 21600 21600" draw:type="rectangular-callout" draw:modifiers="-8291.84866195017 24671.6162193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2.75cm" svg:height="1.75cm" svg:x="4cm" svg:y="5.25cm">
          <text:p text:style-name="P1"><text:span text:style-name="T2">Command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2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3cm" svg:height="1.75cm" svg:x="15.5cm" svg:y="5.25cm">
          <text:p text:style-name="P1"><text:span text:style-name="T2">System status and data display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25cm" svg:x="13.501cm" svg:y="6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3.25cm" svg:height="2.25cm" svg:x="6cm" svg:y="20cm">
          <text:p text:style-name="P1">Sensors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25cm" svg:height="2.25cm" svg:x="12.5cm" svg:y="20cm">
          <text:p text:style-name="P1">Actuator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99cm" svg:height="0.25cm" draw:transform="rotate (0.853466004225227) translate (7.985cm 19.439cm)">
          <text:p/>
          <draw:enhanced-geometry svg:viewBox="0 0 21600 21600" draw:text-areas="0 ?f0 ?f5 ?f2" draw:type="right-arrow" draw:modifiers="16012.8 7056.573705179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499cm" svg:height="0.25cm" draw:transform="rotate (-0.890816050217906) translate (12.582cm 18.309cm)">
          <text:p/>
          <draw:enhanced-geometry svg:viewBox="0 0 21600 21600" draw:text-areas="0 ?f0 ?f5 ?f2" draw:type="right-arrow" draw:modifiers="16012.8 7056.573705179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" draw:layer="layout" svg:width="9.379cm" svg:height="0.962cm" svg:x="6.121cm" svg:y="2.25cm">
          <draw:text-box>
            <text:p>Brian – outline system diagram </text:p>
          </draw:text-box>
        </draw:frame>
        <draw:frame draw:style-name="gr13" draw:text-style-name="P8" draw:layer="layout" svg:width="2.979cm" svg:height="0.569cm" svg:x="16.771cm" svg:y="27.75cm">
          <draw:text-box>
            <text:p><text:span text:style-name="T3">V1 – CJT July 202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09:53:58.489915166</meta:creation-date>
    <dc:date>2023-07-28T10:17:12.236564303</dc:date>
    <meta:editing-duration>PT23M13S</meta:editing-duration>
    <meta:editing-cycles>3</meta:editing-cycles>
    <meta:generator>LibreOffice/7.5.4.2$Linux_X86_64 LibreOffice_project/50$Build-2</meta:generator>
    <meta:document-statistic meta:object-count="20"/>
  </office:meta>
</office:document-meta>
</file>